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1" style:family="table">
      <style:table-properties style:width="15.318cm" fo:margin-left="-0.226cm" table:align="left" style:shadow="none" style:writing-mode="lr-tb"/>
    </style:style>
    <style:style style:name="Táboa1.A" style:family="table-column">
      <style:table-column-properties style:column-width="7.624cm"/>
    </style:style>
    <style:style style:name="Táboa1.B" style:family="table-column">
      <style:table-column-properties style:column-width="7.694cm"/>
    </style:style>
    <style:style style:name="Táboa1.1" style:family="table-row">
      <style:table-row-properties fo:keep-together="auto"/>
    </style:style>
    <style:style style:name="Táboa1.A1" style:family="table-cell">
      <style:table-cell-properties style:vertical-align="top" fo:background-color="#99ccff" fo:padding-left="0.191cm" fo:padding-right="0.191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áboa1.B1" style:family="table-cell">
      <style:table-cell-properties style:vertical-align="top" fo:background-color="#99ccff" fo:padding-left="0.191cm" fo:padding-right="0.191cm" fo:padding-top="0cm" fo:padding-bottom="0cm" fo:border="0.5pt solid #000080" style:writing-mode="lr-tb">
        <style:background-image/>
      </style:table-cell-properties>
    </style:style>
    <style:style style:name="Táboa1.A2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áboa1.B2" style:family="table-cell">
      <style:table-cell-properties style:vertical-align="top" fo:padding-left="0.191cm" fo:padding-right="0.191cm" fo:padding-top="0cm" fo:padding-bottom="0cm" fo:border="0.5pt solid #000080" style:writing-mode="lr-tb"/>
    </style:style>
    <style:style style:name="Táboa1.A4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áboa1.B4" style:family="table-cell">
      <style:table-cell-properties style:vertical-align="top" fo:padding-left="0.191cm" fo:padding-right="0.191cm" fo:padding-top="0cm" fo:padding-bottom="0cm" fo:border="0.5pt solid #000080" style:writing-mode="lr-tb"/>
    </style:style>
    <style:style style:name="P1" style:family="paragraph" style:parent-style-name="Standard">
      <style:text-properties style:font-name="Verdana" fo:font-size="9pt" style:font-name-asian="Verdana" style:font-size-asian="9pt" style:font-name-complex="Verdana" style:font-size-complex="9pt"/>
    </style:style>
    <style:style style:name="P2" style:family="paragraph" style:parent-style-name="Standard">
      <style:text-properties style:font-name="Verdana" fo:font-size="9pt" fo:font-weight="bold" style:font-size-asian="9pt" style:font-weight-asian="bold" style:font-name-complex="Verdana" style:font-size-complex="9pt"/>
    </style:style>
    <style:style style:name="P3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" style:font-size-complex="9pt"/>
    </style:style>
    <style:style style:name="P5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6" style:family="paragraph" style:parent-style-name="Standard">
      <style:text-properties style:font-name="Verdana" fo:font-size="9pt" officeooo:paragraph-rsid="0002db66" style:font-size-asian="9pt" style:font-name-complex="Verdana" style:font-size-complex="9pt"/>
    </style:style>
    <style:style style:name="P7" style:family="paragraph" style:parent-style-name="Standard">
      <style:text-properties style:font-name="Verdana" fo:font-size="9pt" officeooo:rsid="0002db66" officeooo:paragraph-rsid="0002db66" style:font-size-asian="9pt" style:font-name-complex="Verdana" style:font-size-complex="9pt"/>
    </style:style>
    <style:style style:name="P8" style:family="paragraph" style:parent-style-name="Standard">
      <style:paragraph-properties style:text-autospace="none"/>
      <style:text-properties style:font-name="Verdana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P10" style:family="paragraph" style:parent-style-name="Standard">
      <style:paragraph-properties style:text-autospace="none"/>
      <style:text-properties style:font-name="FreeSans" fo:font-size="9pt" officeooo:rsid="00031e33" officeooo:paragraph-rsid="00031e33" style:font-size-asian="9pt" style:font-size-complex="9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 style:list-style-name="WW8Num1"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15" style:family="paragraph" style:parent-style-name="Standard">
      <style:paragraph-properties style:text-autospace="none"/>
      <style:text-properties fo:font-size="9pt" officeooo:paragraph-rsid="0002db66" style:font-size-asian="9pt" style:font-size-complex="9pt"/>
    </style:style>
    <style:style style:name="P16" style:family="paragraph" style:parent-style-name="Standard">
      <style:paragraph-properties style:text-autospace="none"/>
      <style:text-properties fo:font-size="9pt" fo:font-weight="bold" officeooo:paragraph-rsid="0002db66" style:font-size-asian="9pt" style:font-weight-asian="bold" style:font-size-complex="9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9pt" style:font-size-asian="9pt" style:font-size-complex="9pt"/>
    </style:style>
    <style:style style:name="P1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3a9ee" style:font-size-asian="14pt" style:font-weight-asian="normal" style:font-size-complex="14pt" style:font-weight-complex="normal"/>
    </style:style>
    <style:style style:name="P19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3a9ee" style:font-size-asian="14pt" style:font-weight-asian="bold" style:font-size-complex="14pt" style:font-weight-complex="bold"/>
    </style:style>
    <style:style style:name="P2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3a9ee" style:font-size-asian="14pt" style:font-size-complex="14pt"/>
    </style:style>
    <style:style style:name="P21" style:family="paragraph" style:parent-style-name="Footer">
      <style:paragraph-properties fo:text-align="end" style:justify-single-word="false"/>
      <style:text-properties fo:font-size="9pt" officeooo:paragraph-rsid="0003a9ee" style:font-size-asian="9pt" style:font-size-complex="9pt"/>
    </style:style>
    <style:style style:name="T1" style:family="text">
      <style:text-properties style:font-name="Verdana" style:font-name-complex="Verdana"/>
    </style:style>
    <style:style style:name="T2" style:family="text">
      <style:text-properties style:font-name="Verdana" style:font-name-complex="Verdana" style:font-weight-complex="bold"/>
    </style:style>
    <style:style style:name="T3" style:family="text">
      <style:text-properties style:font-name="Verdana" fo:font-weight="bold" style:font-weight-asian="bold" style:font-name-complex="Verdana"/>
    </style:style>
    <style:style style:name="T4" style:family="text">
      <style:text-properties fo:color="#000000" style:font-name="Verdana" fo:font-size="11pt" fo:font-weight="bold" style:font-size-asian="11pt" style:font-weight-asian="bold" style:font-name-complex="Verdana" style:font-size-complex="11pt" style:font-weight-complex="bold"/>
    </style:style>
    <style:style style:name="T5" style:family="text">
      <style:text-properties fo:color="#000000" style:font-name="Verdana" style:font-name-complex="Verdana"/>
    </style:style>
    <style:style style:name="T6" style:family="text">
      <style:text-properties officeooo:rsid="0002db66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font-name="Liberation Sans" fo:font-size="10pt" officeooo:rsid="001ac7e8" style:font-size-asian="10pt" style:font-size-complex="10pt"/>
    </style:style>
    <style:style style:name="T9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11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12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T13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14" style:family="text">
      <style:text-properties style:font-name="Liberation Sans" fo:font-weight="normal" style:font-weight-asian="normal" style:font-weight-complex="normal"/>
    </style:style>
    <style:style style:name="T15" style:family="text">
      <style:text-properties style:font-name="Liberation Sans" fo:font-weight="normal" officeooo:rsid="000e3434" style:font-weight-asian="normal" style:font-weight-complex="normal"/>
    </style:style>
    <style:style style:name="T16" style:family="text">
      <style:text-properties style:font-name="Liberation Sans" fo:font-weight="normal" officeooo:rsid="000d5855" style:font-weight-asian="normal" style:font-weight-complex="normal"/>
    </style:style>
    <style:style style:name="T17" style:family="text">
      <style:text-properties style:font-name="Liberation Sans" fo:font-weight="normal" officeooo:rsid="000d4354" style:font-weight-asian="normal" style:font-weight-complex="normal"/>
    </style:style>
    <style:style style:name="T18" style:family="text">
      <style:text-properties style:font-name="Liberation Sans" fo:font-weight="normal" officeooo:rsid="001ac7e8" style:font-weight-asian="normal" style:font-weight-complex="normal"/>
    </style:style>
    <style:style style:name="T19" style:family="text">
      <style:text-properties style:font-name="Liberation Sans" fo:font-weight="normal" officeooo:rsid="0003a9ee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/>
    </style:style>
    <style:style style:name="T21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22" style:family="text">
      <style:text-properties style:font-name="FreeSans" fo:font-weight="normal" officeooo:rsid="000e343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Ficha 2:</text:span> <text:span text:style-name="T5">Analizando a miña DAFO</text:span></text:p>
      <text:p text:style-name="P9"/>
      <text:p text:style-name="P11"><text:span text:style-name="T1">Tras analizar o ámbito xeral do negocio, convén que elabores a matriz DAFO:</text:span></text:p>
      <text:p text:style-name="P1"><text:s/></text:p>
      <text:list xml:id="list457417258232296986" text:style-name="WW8Num1">
        <text:list-item>
          <text:p text:style-name="P12"><text:span text:style-name="T3">D</text:span><text:span text:style-name="T1">ebilidades (puntos débiles) e </text:span><text:span text:style-name="T3">f</text:span><text:span text:style-name="T1">ortalezas (puntos fortes) do teu </text:span><text:span text:style-name="T3">negocio</text:span></text:p>
        </text:list-item>
        <text:list-item>
          <text:p text:style-name="P12"><text:span text:style-name="T3">A</text:span><text:span text:style-name="T2">meazas </text:span><text:span text:style-name="T1">(obstáculos) e </text:span><text:span text:style-name="T3">o</text:span><text:span text:style-name="T1">portunidades que che proporciona o </text:span><text:span text:style-name="T3">ámbito xeral</text:span></text:p>
        </text:list-item>
      </text:list>
      <text:p text:style-name="P2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4">Debilidades do negocio</text:p>
            <text:p text:style-name="P13"><text:span text:style-name="T1">Puntos débiles… “que se han corrixir”</text:span></text:p>
          </table:table-cell>
          <table:table-cell table:style-name="Táboa1.B1" office:value-type="string">
            <text:p text:style-name="P14"><text:span text:style-name="T1">Ameazas do ámbito xeral</text:span></text:p>
            <text:p text:style-name="P13"><text:span text:style-name="T1">Obstáculos… “que se han afrontar”</text:span></text:p>
          </table:table-cell>
        </table:table-row>
        <table:table-row table:style-name="Táboa1.1">
          <table:table-cell table:style-name="Táboa1.A2" office:value-type="string">
            <text:p text:style-name="P5"/>
            <text:p text:style-name="P6"><text:span text:style-name="T6">-Empresa de nova creación e sen experiencia demostrada ante os clientes.</text:span></text:p>
            <text:p text:style-name="P7"/>
            <text:p text:style-name="P7">-Ubicación con menor dinamismo económico.</text:p>
            <text:p text:style-name="P7"/>
            <text:p text:style-name="P7">-Polo seu pequeno tamaño incapacidade para afrontar grandes proxectos e inversións.</text:p>
            <text:p text:style-name="P3"/>
          </table:table-cell>
          <table:table-cell table:style-name="Táboa1.B2" office:value-type="string">
            <text:p text:style-name="P5"/>
            <text:p text:style-name="P7">-Mala imaxe das empresas prestadoras de servicios informáticos.</text:p>
            <text:p text:style-name="P7"/>
            <text:p text:style-name="P7">-Temor dos usuarios ao comercio online.</text:p>
            <text:p text:style-name="P7"/>
            <text:p text:style-name="P7">-Intrusismo en el sector.</text:p>
            <text:p text:style-name="P7"/>
            <text:p text:style-name="P7">-Deficit nas infraestructuras tecnolóxicas das empresas e analfabetismo tecnolóxico.</text:p>
            <text:p text:style-name="P3"/>
            <text:p text:style-name="P3"/>
          </table:table-cell>
        </table:table-row>
        <table:table-row table:style-name="Táboa1.1">
          <table:table-cell table:style-name="Táboa1.A1" office:value-type="string">
            <text:p text:style-name="P4">Fortalezas do negocio</text:p>
            <text:p text:style-name="P13"><text:span text:style-name="T1">Puntos fortes… “que se han manter e potenciar”</text:span></text:p>
          </table:table-cell>
          <table:table-cell table:style-name="Táboa1.B1" office:value-type="string">
            <text:p text:style-name="P14"><text:span text:style-name="T1">Oportunidades do ámbito xeral</text:span></text:p>
            <text:p text:style-name="P13"><text:span text:style-name="T1">Vantaxes… “que se han aproveitar”</text:span></text:p>
          </table:table-cell>
        </table:table-row>
        <table:table-row table:style-name="Táboa1.1">
          <table:table-cell table:style-name="Táboa1.A4" office:value-type="string">
            <text:p text:style-name="P5"/>
            <text:p text:style-name="P7">-Experiencia e formación dos integrantes do proxecto.</text:p>
            <text:p text:style-name="P7"/>
            <text:p text:style-name="P7">-Tratamiento personalizado aos clientes (orientación, asesoramiento, …)</text:p>
            <text:p text:style-name="P7"/>
            <text:p text:style-name="P7">-Integración de productos e servizos buscando sinerxias entre eles.</text:p>
            <text:p text:style-name="P7"/>
            <text:p text:style-name="P7">-Amplia rede de contactos para subcontratacións de calidade y posíbeis clientes.</text:p>
            <text:p text:style-name="P7"/>
            <text:p text:style-name="P7">-Ganas por parte de xente en sumarse ao noso proxecto e colaborar materialmente en botalo a andar.</text:p>
            <text:p text:style-name="P3"/>
            <text:p text:style-name="P3"/>
          </table:table-cell>
          <table:table-cell table:style-name="Táboa1.B4" office:value-type="string">
            <text:p text:style-name="P5"/>
            <text:p text:style-name="P7">-Valoración positiva do público xeral na actividade que propoñemos impulsar.</text:p>
            <text:p text:style-name="P7"/>
            <text:p text:style-name="P7">-Menor implantación de este tipo de plataformas en rede na Galiza.</text:p>
            <text:p text:style-name="P7"/>
            <text:p text:style-name="P7">-Apoio da Administración á implantación de actividades que fomenten o a economía en zonas deprimidas.</text:p>
            <text:p text:style-name="P7"/>
            <text:p text:style-name="P7">-Cada vez maior concienciación entre o público sobre os beneficios do comercio online e do uso das redes como meio de conexión e nexo entre as persoas.</text:p>
            <text:p text:style-name="P3"/>
          </table:table-cell>
        </table:table-row>
      </table:table>
      <text:p text:style-name="P15"/>
      <text:p text:style-name="P16"><text:span text:style-name="T1">Breve conclusión da túa DAFO:</text:span></text:p>
      <text:p text:style-name="P8"/>
      <text:p text:style-name="P10">A miña proposta conta por unha parte con condicionantes que poderían ser graves á hora de poñer en marcha a idea de negocio xa que para incrementar a nosa facturación precisamos fomentar o intercambio online e a venda. Por unha parte temos a difícil tarefa de buscar productores que queran facerse usuarios da nosa plataforma e nos escollan como canle de distribución e acepten as nosas condicións sobre métodos de producción e distribución de productos. A principal tarefa será loitar contra a mentalidade tan arraigada na sociedade galega de apego á terra, minifundismo e falta de profesionalidade. Será clave poder demostrar as nosas vantaxes. Outra tarefa, máis doada se cabe de superar será abrir mercado xa que o público que potencialmente poden ser usuarios consumidores da nosa plataforma está moi familiarizado coas novas tecnoloxías e é sensible a este tipo de propostas. A inversión que teríamos que facer no plano técnico non supón un gran reto pero sí é un reto consolidar as posicións dos dous polos da nosa liña de negó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'Arial Unicode MS'" style:font-family-generic="swiss" style:font-pitch="variable" fo:font-size="14pt" style:font-name-asian="Nimbus Sans L" style:font-family-asian="'Nimbus Sans L', 'Arial Unicode MS'" style:font-pitch-asian="variable" style:font-size-asian="14pt" style:font-name-complex="Nimbus Sans L" style:font-family-complex="'Nimbus Sans L', 'Arial Unicode M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imbus Sans L" style:font-family-complex="'Nimbus Sans L', 'Arial Unicode MS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imbus Sans L" style:font-family-complex="'Nimbus Sans L', 'Arial Unicode MS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8Num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3a9ee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3a9ee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3a9ee" style:font-size-asian="14pt" style:font-weight-asian="normal" style:font-size-complex="14pt" style:font-weight-complex="normal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03a9ee" style:font-size-asian="9pt" style:font-size-complex="9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style:font-name="Liberation Sans" fo:font-size="10pt" officeooo:rsid="001ac7e8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MT8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9" style:family="text">
      <style:text-properties style:font-name="FreeSans" fo:font-weight="normal" officeooo:rsid="000e3434" style:font-weight-asian="normal" style:font-weight-complex="normal"/>
    </style:style>
    <style:style style:name="MT10" style:family="text">
      <style:text-properties style:font-name="Liberation Sans" fo:font-weight="normal" officeooo:rsid="000e3434" style:font-weight-asian="normal" style:font-weight-complex="normal"/>
    </style:style>
    <style:style style:name="MT11" style:family="text">
      <style:text-properties style:font-name="Liberation Sans" fo:font-weight="normal" officeooo:rsid="000d5855" style:font-weight-asian="normal" style:font-weight-complex="normal"/>
    </style:style>
    <style:style style:name="MT12" style:family="text">
      <style:text-properties style:font-name="Liberation Sans" fo:font-weight="normal" officeooo:rsid="000d4354" style:font-weight-asian="normal" style:font-weight-complex="normal"/>
    </style:style>
    <style:style style:name="MT13" style:family="text">
      <style:text-properties style:font-name="Liberation Sans" fo:font-weight="normal" officeooo:rsid="001ac7e8" style:font-weight-asian="normal" style:font-weight-complex="normal"/>
    </style:style>
    <style:style style:name="MT14" style:family="text">
      <style:text-properties style:font-name="Liberation Sans" fo:font-weight="normal" officeooo:rsid="0003a9ee" style:font-weight-asian="normal" style:font-weight-complex="normal"/>
    </style:style>
    <style:style style:name="MT15" style:family="text">
      <style:text-properties style:font-name="Liberation Sans" fo:font-weight="normal" style:font-weight-asian="normal" style:font-weight-complex="normal"/>
    </style:style>
    <style:style style:name="MT16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04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7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A </text:span><text:span text:style-name="MT4">empresa e o seu ámbito</text:span><text:span text:style-name="MT3">_</text:span><text:span text:style-name="MT5">UD</text:span><text:span text:style-name="MT6">0</text:span><text:span text:style-name="MT7">2</text:span></text:h>
      </style:header>
      <style:footer>
        <text:p text:style-name="MP4"><text:span text:style-name="MT8">_ Adrián Álvarez Lois _</text:span><text:span text:style-name="MT9"><text:tab/><text:tab/> </text:span><text:span text:style-name="MT10"><text:s text:c="2"/></text:span><text:span text:style-name="MT11">EIE_UD</text:span><text:span text:style-name="MT12">0</text:span><text:span text:style-name="MT13">2</text:span><text:span text:style-name="MT12">_</text:span><text:span text:style-name="MT11">TAREFA_apt0</text:span><text:span text:style-name="MT14">2</text:span><text:span text:style-name="MT11">_</text:span><text:span text:style-name="MT15"> </text:span><text:span text:style-name="MT16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19:32:00</meta:creation-date>
    <dc:date>2016-11-28T23:52:12.308990437</dc:date>
    <meta:editing-cycles>9</meta:editing-cycles>
    <meta:editing-duration>PT44M39S</meta:editing-duration>
    <meta:generator>LibreOffice/4.3.3.2$Linux_X86_64 LibreOffice_project/430m0$Build-2</meta:generator>
    <meta:document-statistic meta:table-count="1" meta:image-count="0" meta:object-count="0" meta:page-count="1" meta:paragraph-count="35" meta:word-count="442" meta:character-count="2853" meta:non-whitespace-character-count="2442"/>
  </office:meta>
</office:document-meta>
</file>